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petname</text:p>
          </table:table-cell>
          <table:table-cell office:value-type="string">
            <text:p>pettype</text:p>
          </table:table-cell>
          <table:table-cell office:value-type="string">
            <text:p>petage</text:p>
          </table:table-cell>
        </table:table-row>
        <table:table-row table:style-name="ro3">
          <table:table-cell office:value-type="string">
            <text:p>пустое значение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</text:p>
          </table:table-cell>
          <table:table-cell office:value-type="string">
            <text:p>пустое значение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ы</text:p>
          </table:table-cell>
          <table:table-cell office:value-type="string">
            <text:p>Ж</text:p>
          </table:table-cell>
          <table:table-cell office:value-type="string">
            <text:p>пустое значение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.84276984790567E+044">
            <text:p>984276984790567000000000000000000000000000000</text:p>
          </table:table-cell>
        </table:table-row>
        <table:table-row table:style-name="ro2">
          <table:table-cell office:value-type="string">
            <text:p>%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тайпан</text:p>
          </table:table-cell>
          <table:table-cell office:value-type="string">
            <text:p>бешеный</text:p>
          </table:table-cell>
          <table:table-cell/>
        </table:table-row>
        <table:table-row table:style-name="ro2">
          <table:table-cell office:value-type="string">
            <text:p>taipan</text:p>
          </table:table-cell>
          <table:table-cell office:value-type="string">
            <text:p>mad</text:p>
          </table:table-cell>
          <table:table-cell/>
        </table:table-row>
        <table:table-row table:style-name="ro2">
          <table:table-cell office:value-type="float" office:value="1488">
            <text:p>1488</text:p>
          </table:table-cell>
          <table:table-cell office:value-type="float" office:value="2031">
            <text:p>2031</text:p>
          </table:table-cell>
          <table:table-cell/>
        </table:table-row>
        <table:table-row table:style-name="ro2">
          <table:table-cell office:value-type="string">
            <text:p>&amp;&amp;&amp;&amp;&amp;&amp;</text:p>
          </table:table-cell>
          <table:table-cell office:value-type="string">
            <text:p>####</text:p>
          </table:table-cell>
          <table:table-cell/>
        </table:table-row>
        <table:table-row table:style-name="ro2">
          <table:table-cell office:value-type="string">
            <text:p>#@&amp;~tЛ4*^</text:p>
          </table:table-cell>
          <table:table-cell office:value-type="string">
            <text:p>1^*$8Юfщ</text:p>
          </table:table-cell>
          <table:table-cell/>
        </table:table-row>
        <table:table-row table:style-name="ro2">
          <table:table-cell office:value-type="float" office:value="7.77777777777778E+070">
            <text:p>77777777777777800000000000000000000000000000000000000000000000000000000</text:p>
          </table:table-cell>
          <table:table-cell office:value-type="float" office:value="5.55555555555555E+070">
            <text:p>55555555555555500000000000000000000000000000000000000000000000000000000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7">27.01.2022</text:date>, <text:time>14:01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22-01-21T15:28:06.79</meta:creation-date>
    <dc:date>2022-01-27T14:01:26.83</dc:date>
    <dc:creator>Андрей </dc:creator>
    <meta:editing-duration>PT15M54S</meta:editing-duration>
    <meta:editing-cycles>3</meta:editing-cycles>
    <meta:generator>OpenOffice/4.1.11$Win32 OpenOffice.org_project/4111m1$Build-9808</meta:generator>
    <meta:document-statistic meta:table-count="3" meta:cell-count="29" meta:object-count="0"/>
  </office:meta>
</office:document-meta>
</file>